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37.72pt" svg:height="213.85pt" svg:x="808.58pt" svg:y="116.7pt">
            <loext:p draw:notify-on-update-of-ranges="Sheet1.B2:Sheet1.B6 Sheet1.I2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.83pt" svg:y="79.65pt">
            <loext:p draw:notify-on-update-of-ranges="Sheet1.A2:Sheet1.A6 Sheet1.I2:Sheet1.I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9.07pt" svg:y="15.62pt">
            <loext:p draw:notify-on-update-of-ranges="Sheet1.K2:Sheet1.K6 Sheet1.M2:Sheet1.M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zög</text:p>
          </table:table-cell>
          <table:table-cell table:style-name="Default" office:value-type="string" calcext:value-type="string">
            <text:p>csatorna</text:p>
          </table:table-cell>
          <table:table-cell table:style-name="Default" office:value-type="string" calcext:value-type="string">
            <text:p><text:s/>hiba</text:p>
          </table:table-cell>
          <table:table-cell table:style-name="Default" office:value-type="string" calcext:value-type="string">
            <text:p>szórás</text:p>
          </table:table-cell>
          <table:table-cell table:style-name="Default" office:value-type="string" calcext:value-type="string">
            <text:p>hiba</text:p>
          </table:table-cell>
          <table:table-cell table:style-name="Default" office:value-type="string" calcext:value-type="string">
            <text:p>terület</text:p>
          </table:table-cell>
          <table:table-cell table:style-name="Default" office:value-type="string" calcext:value-type="string">
            <text:p>hiba</text:p>
          </table:table-cell>
          <table:table-cell office:value-type="string" calcext:value-type="string">
            <text:p>idő</text:p>
          </table:table-cell>
          <table:table-cell office:value-type="string" calcext:value-type="string">
            <text:p>elm. Energi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k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.6202241753343" calcext:value-type="float">
            <text:p>8.96E+01</text:p>
          </table:table-cell>
          <table:table-cell office:value-type="float" office:value="0.444076966179558" calcext:value-type="float">
            <text:p>4.44E-01</text:p>
          </table:table-cell>
          <table:table-cell office:value-type="float" office:value="3.36727459877039" calcext:value-type="float">
            <text:p>3.37E+00</text:p>
          </table:table-cell>
          <table:table-cell office:value-type="float" office:value="0.335210661533419" calcext:value-type="float">
            <text:p>3.35E-01</text:p>
          </table:table-cell>
          <table:table-cell office:value-type="float" office:value="170.243081015112" calcext:value-type="float">
            <text:p>1.70E+02</text:p>
          </table:table-cell>
          <table:table-cell office:value-type="float" office:value="14.223340713271" calcext:value-type="float">
            <text:p>1.42E+01</text:p>
          </table:table-cell>
          <table:table-cell office:value-type="float" office:value="1224" calcext:value-type="float">
            <text:p>1224</text:p>
          </table:table-cell>
          <table:table-cell table:formula="of:=662/(1+(662/511)*(1-COS(([.A2]/180)*PI())))" office:value-type="float" office:value="564.093669811745" calcext:value-type="float">
            <text:p>564.0936698117</text:p>
          </table:table-cell>
          <table:table-cell table:formula="of:=[.I2]/662" office:value-type="float" office:value="0.85210524140747" calcext:value-type="float">
            <text:p>0.8521052414</text:p>
          </table:table-cell>
          <table:table-cell table:formula="of:=([.J2]-[.J2]^2*SIN(([.A2]/180)*PI())+[.J2]^3)*(2.82E-015)^2/2" office:value-type="float" office:value="4.40468720869961E-030" calcext:value-type="float">
            <text:p>4.40468720869961E-30</text:p>
          </table:table-cell>
          <table:table-cell table:formula="of:=0.98*EXP(-4.7*[.I2]*10^(-3)) + 0.05*[.I2]/1000" office:value-type="float" office:value="0.0973570529862654" calcext:value-type="float">
            <text:p>0.097357053</text:p>
          </table:table-cell>
          <table:table-cell table:formula="of:=[.F2]/[.H2]/[.L2]" office:value-type="float" office:value="1.42863285425343" calcext:value-type="float">
            <text:p>1.42863285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0798905043184" calcext:value-type="float">
            <text:p>8.21E+01</text:p>
          </table:table-cell>
          <table:table-cell office:value-type="float" office:value="0.390930001185975" calcext:value-type="float">
            <text:p>3.91E-01</text:p>
          </table:table-cell>
          <table:table-cell office:value-type="float" office:value="3.4469427853952" calcext:value-type="float">
            <text:p>3.45E+00</text:p>
          </table:table-cell>
          <table:table-cell office:value-type="float" office:value="0.261292737249033" calcext:value-type="float">
            <text:p>2.61E-01</text:p>
          </table:table-cell>
          <table:table-cell office:value-type="float" office:value="188.705239832976" calcext:value-type="float">
            <text:p>1.89E+02</text:p>
          </table:table-cell>
          <table:table-cell office:value-type="float" office:value="13.2030180352125" calcext:value-type="float">
            <text:p>1.32E+01</text:p>
          </table:table-cell>
          <table:table-cell office:value-type="float" office:value="1085" calcext:value-type="float">
            <text:p>1085</text:p>
          </table:table-cell>
          <table:table-cell table:formula="of:=662/(1+(662/511)*(1-COS(([.A3]/180)*PI())))" office:value-type="float" office:value="508.023550904989" calcext:value-type="float">
            <text:p>508.023550905</text:p>
          </table:table-cell>
          <table:table-cell table:formula="of:=[.I3]/662" office:value-type="float" office:value="0.767407176593638" calcext:value-type="float">
            <text:p>0.7674071766</text:p>
          </table:table-cell>
          <table:table-cell table:formula="of:=([.J3]-[.J3]^2*SIN(([.A3]/180)*PI())+[.J3]^3)*(2.82E-015)^2/2" office:value-type="float" office:value="3.34317844748709E-030" calcext:value-type="float">
            <text:p>3.34317844748709E-30</text:p>
          </table:table-cell>
          <table:table-cell table:formula="of:=0.98*EXP(-4.7*[.I3]*10^(-3)) + 0.05*[.I3]/1000" office:value-type="float" office:value="0.115404076679224" calcext:value-type="float">
            <text:p>0.1154040767</text:p>
          </table:table-cell>
          <table:table-cell table:formula="of:=[.F3]/[.H3]/[.L3]" office:value-type="float" office:value="1.50706877118235" calcext:value-type="float">
            <text:p>1.5070687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.4676988419796" calcext:value-type="float">
            <text:p>7.45E+01</text:p>
          </table:table-cell>
          <table:table-cell office:value-type="float" office:value="0.294528656743417" calcext:value-type="float">
            <text:p>2.95E-01</text:p>
          </table:table-cell>
          <table:table-cell office:value-type="float" office:value="2.55051261379598" calcext:value-type="float">
            <text:p>2.55E+00</text:p>
          </table:table-cell>
          <table:table-cell office:value-type="float" office:value="0.209599555319348" calcext:value-type="float">
            <text:p>2.10E-01</text:p>
          </table:table-cell>
          <table:table-cell office:value-type="float" office:value="126.473908305884" calcext:value-type="float">
            <text:p>1.26E+02</text:p>
          </table:table-cell>
          <table:table-cell office:value-type="float" office:value="9.31984943225333" calcext:value-type="float">
            <text:p>9.32E+00</text:p>
          </table:table-cell>
          <table:table-cell office:value-type="float" office:value="1002" calcext:value-type="float">
            <text:p>1002</text:p>
          </table:table-cell>
          <table:table-cell table:formula="of:=662/(1+(662/511)*(1-COS(([.A4]/180)*PI())))" office:value-type="float" office:value="452.566547304072" calcext:value-type="float">
            <text:p>452.5665473041</text:p>
          </table:table-cell>
          <table:table-cell table:formula="of:=[.I4]/662" office:value-type="float" office:value="0.683635267830925" calcext:value-type="float">
            <text:p>0.6836352678</text:p>
          </table:table-cell>
          <table:table-cell table:formula="of:=([.J4]-[.J4]^2*SIN(([.A4]/180)*PI())+[.J4]^3)*(2.82E-015)^2/2" office:value-type="float" office:value="2.56512911863413E-030" calcext:value-type="float">
            <text:p>2.56512911863413E-30</text:p>
          </table:table-cell>
          <table:table-cell table:formula="of:=0.98*EXP(-4.7*[.I4]*10^(-3)) + 0.05*[.I4]/1000" office:value-type="float" office:value="0.139431449347277" calcext:value-type="float">
            <text:p>0.1394314493</text:p>
          </table:table-cell>
          <table:table-cell table:formula="of:=[.F4]/[.H4]/[.L4]" office:value-type="float" office:value="0.905258218042029" calcext:value-type="float">
            <text:p>0.9052582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.6397960128887" calcext:value-type="float">
            <text:p>6.56E+01</text:p>
          </table:table-cell>
          <table:table-cell office:value-type="float" office:value="0.410633610734501" calcext:value-type="float">
            <text:p>4.11E-01</text:p>
          </table:table-cell>
          <table:table-cell office:value-type="float" office:value="2.72958158096212" calcext:value-type="float">
            <text:p>2.73E+00</text:p>
          </table:table-cell>
          <table:table-cell office:value-type="float" office:value="0.284156455022658" calcext:value-type="float">
            <text:p>2.84E-01</text:p>
          </table:table-cell>
          <table:table-cell office:value-type="float" office:value="114.315254924791" calcext:value-type="float">
            <text:p>1.14E+02</text:p>
          </table:table-cell>
          <table:table-cell office:value-type="float" office:value="10.7282918047497" calcext:value-type="float">
            <text:p>1.07E+01</text:p>
          </table:table-cell>
          <table:table-cell office:value-type="float" office:value="962" calcext:value-type="float">
            <text:p>962</text:p>
          </table:table-cell>
          <table:table-cell table:formula="of:=662/(1+(662/511)*(1-COS(([.A5]/180)*PI())))" office:value-type="float" office:value="401.760095011877" calcext:value-type="float">
            <text:p>401.7600950119</text:p>
          </table:table-cell>
          <table:table-cell table:formula="of:=[.I5]/662" office:value-type="float" office:value="0.606888361045131" calcext:value-type="float">
            <text:p>0.606888361</text:p>
          </table:table-cell>
          <table:table-cell table:formula="of:=([.J5]-[.J5]^2*SIN(([.A5]/180)*PI())+[.J5]^3)*(2.82E-015)^2/2" office:value-type="float" office:value="2.03360639354949E-030" calcext:value-type="float">
            <text:p>2.03360639354949E-30</text:p>
          </table:table-cell>
          <table:table-cell table:formula="of:=0.98*EXP(-4.7*[.I5]*10^(-3)) + 0.05*[.I5]/1000" office:value-type="float" office:value="0.168394363392506" calcext:value-type="float">
            <text:p>0.1683943634</text:p>
          </table:table-cell>
          <table:table-cell table:formula="of:=[.F5]/[.H5]/[.L5]" office:value-type="float" office:value="0.705669856942703" calcext:value-type="float">
            <text:p>0.70566985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.1010234311294" calcext:value-type="float">
            <text:p>6.01E+01</text:p>
          </table:table-cell>
          <table:table-cell office:value-type="float" office:value="0.324374436749632" calcext:value-type="float">
            <text:p>3.24E-01</text:p>
          </table:table-cell>
          <table:table-cell office:value-type="float" office:value="2.51256156748486" calcext:value-type="float">
            <text:p>2.51E+00</text:p>
          </table:table-cell>
          <table:table-cell office:value-type="float" office:value="0.201222294466803" calcext:value-type="float">
            <text:p>2.01E-01</text:p>
          </table:table-cell>
          <table:table-cell office:value-type="float" office:value="131.986858679958" calcext:value-type="float">
            <text:p>1.32E+02</text:p>
          </table:table-cell>
          <table:table-cell office:value-type="float" office:value="11.4768011946884" calcext:value-type="float">
            <text:p>1.15E+01</text:p>
          </table:table-cell>
          <table:table-cell office:value-type="float" office:value="1166" calcext:value-type="float">
            <text:p>1166</text:p>
          </table:table-cell>
          <table:table-cell table:formula="of:=662/(1+(662/511)*(1-COS(([.A6]/180)*PI())))" office:value-type="float" office:value="357.371851889644" calcext:value-type="float">
            <text:p>357.3718518896</text:p>
          </table:table-cell>
          <table:table-cell table:formula="of:=[.I6]/662" office:value-type="float" office:value="0.539836634274387" calcext:value-type="float">
            <text:p>0.5398366343</text:p>
          </table:table-cell>
          <table:table-cell table:formula="of:=([.J6]-[.J6]^2*SIN(([.A6]/180)*PI())+[.J6]^3)*(2.82E-015)^2/2" office:value-type="float" office:value="1.68316190791911E-030" calcext:value-type="float">
            <text:p>1.68316190791911E-30</text:p>
          </table:table-cell>
          <table:table-cell table:formula="of:=0.98*EXP(-4.7*[.I6]*10^(-3)) + 0.05*[.I6]/1000" office:value-type="float" office:value="0.200579446100609" calcext:value-type="float">
            <text:p>0.2005794461</text:p>
          </table:table-cell>
          <table:table-cell table:formula="of:=[.F6]/[.H6]/[.L6]" office:value-type="float" office:value="0.564346342267695" calcext:value-type="float">
            <text:p>0.56434634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11:02.299326638</meta:creation-date>
    <dc:date>2018-02-22T11:51:25.551868972</dc:date>
    <meta:editing-duration>PT7M27S</meta:editing-duration>
    <meta:editing-cycles>1</meta:editing-cycles>
    <meta:document-statistic meta:table-count="1" meta:cell-count="78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15cm" svg:height="7.545cm" xlink:href=".." xlink:type="simple" chart:class="chart:scatter" chart:style-name="ch1">
        <chart:legend svg:x="9.337cm" svg:y="3.4cm" style:legend-expansion="custom" chartooo:width="2.408cm" chartooo:height="0.745cm" style:legend-expansion-aspect-ratio="3.23221476510067" chart:style-name="ch2"/>
        <chart:plot-area chart:style-name="ch3" table:cell-range-address="Sheet1.B2:Sheet1.B6 Sheet1.I2:Sheet1.I6" svg:x="-0.808cm" svg:y="0.677cm" svg:width="10.626cm" svg:height="7.513cm">
          <chartooo:coordinate-region svg:x="-0.001cm" svg:y="0.876cm" svg:width="9.076cm" svg:height="6.6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6" chart:class="chart:scatter">
            <chart:domain table:cell-range-address="Sheet1.B2:Sheet1.B6"/>
            <chart:regression-curve chart:style-name="ch8">
              <chart:equation chart:display-equation="true" chart:display-r-square="false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6202241753343">
                <text:p>89.6202241753343</text:p>
                <draw:g>
                  <svg:desc>Sheet1.B2:Sheet1.B6</svg:desc>
                </draw:g>
              </table:table-cell>
              <table:table-cell office:value-type="float" office:value="564.093669811745">
                <text:p>564.093669811745</text:p>
                <draw:g>
                  <svg:desc>Sheet1.I2:Sheet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0798905043184">
                <text:p>82.0798905043184</text:p>
              </table:table-cell>
              <table:table-cell office:value-type="float" office:value="508.023550904989">
                <text:p>508.023550904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.4676988419796">
                <text:p>74.4676988419796</text:p>
              </table:table-cell>
              <table:table-cell office:value-type="float" office:value="452.566547304072">
                <text:p>452.566547304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6397960128887">
                <text:p>65.6397960128887</text:p>
              </table:table-cell>
              <table:table-cell office:value-type="float" office:value="401.760095011877">
                <text:p>401.760095011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1010234311294">
                <text:p>60.1010234311294</text:p>
              </table:table-cell>
              <table:table-cell office:value-type="float" office:value="357.371851889644">
                <text:p>357.3718518896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Sheet1.A2:Sheet1.A6 Sheet1.I2:Sheet1.I6" svg:x="0.32cm" svg:y="0.18cm" svg:width="13.229cm" svg:height="8.64cm">
          <chartooo:coordinate-region svg:x="1.127cm" svg:y="0.379cm" svg:width="12.2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6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2:Sheet1.A6</svg:desc>
                </draw:g>
              </table:table-cell>
              <table:table-cell office:value-type="float" office:value="564.093669811745">
                <text:p>564.093669811745</text:p>
                <draw:g>
                  <svg:desc>Sheet1.I2:Sheet1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08.023550904989">
                <text:p>508.023550904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52.566547304072">
                <text:p>452.566547304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01.760095011877">
                <text:p>401.760095011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357.371851889644">
                <text:p>357.371851889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Sheet1.K2:Sheet1.K6 Sheet1.M2:Sheet1.M6" svg:x="0.32cm" svg:y="0.18cm" svg:width="11.211cm" svg:height="8.64cm">
          <chartooo:coordinate-region svg:x="1.047cm" svg:y="0.379cm" svg:width="10.0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6" chart:class="chart:scatter">
            <chart:domain table:cell-range-address="Sheet1.K2:Sheet1.K6"/>
            <chart:regression-curve chart:style-name="ch7">
              <chart:equation chart:display-equation="true" chart:display-r-square="false" svg:x="1.296cm" svg:y="1.278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0468720869961E-030">
                <text:p>4.40468720869961E-030</text:p>
                <draw:g>
                  <svg:desc>Sheet1.K2:Sheet1.K6</svg:desc>
                </draw:g>
              </table:table-cell>
              <table:table-cell office:value-type="float" office:value="1.42863285425343">
                <text:p>1.42863285425343</text:p>
                <draw:g>
                  <svg:desc>Sheet1.M2:Sheet1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4317844748709E-030">
                <text:p>3.34317844748709E-030</text:p>
              </table:table-cell>
              <table:table-cell office:value-type="float" office:value="1.50706877118235">
                <text:p>1.5070687711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6512911863413E-030">
                <text:p>2.56512911863413E-030</text:p>
              </table:table-cell>
              <table:table-cell office:value-type="float" office:value="0.905258218042029">
                <text:p>0.905258218042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360639354949E-030">
                <text:p>2.03360639354949E-030</text:p>
              </table:table-cell>
              <table:table-cell office:value-type="float" office:value="0.705669856942703">
                <text:p>0.705669856942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316190791911E-030">
                <text:p>1.68316190791911E-030</text:p>
              </table:table-cell>
              <table:table-cell office:value-type="float" office:value="0.564346342267695">
                <text:p>0.5643463422676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